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525cm" fo:padding-top="0cm" fo:padding-bottom="0cm" fo:padding-left="0cm" fo:padding-right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413cm" fo:padding-top="0cm" fo:padding-bottom="0cm" fo:padding-left="0cm" fo:padding-right="0cm"/>
    </style:style>
    <style:style style:name="gr5" style:family="graphic" style:parent-style-name="standard">
      <style:graphic-properties svg:stroke-color="#000000" draw:fill-color="#e6e6e6" draw:textarea-horizontal-align="center" draw:textarea-vertical-align="middle"/>
    </style:style>
    <style:style style:name="gr6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7" style:family="graphic" style:parent-style-name="objectwithoutfill">
      <style:graphic-properties svg:stroke-color="#000000" draw:marker-end="Arrow" draw:marker-end-width="0.152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cm" fo:min-width="2.408cm" fo:padding-top="0cm" fo:padding-bottom="0cm" fo:padding-left="0cm" fo:padding-right="0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visible" draw:shadow-offset-x="0.102cm" draw:shadow-offset-y="0.102cm"/>
    </style:style>
    <style:style style:name="gr10" style:family="graphic" style:parent-style-name="standard">
      <style:graphic-properties svg:stroke-width="0.051cm" svg:stroke-color="#ff66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visible" draw:shadow-offset-x="0.102cm" draw:shadow-offset-y="0.1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normal" style:font-size-complex="10pt" style:font-weight-complex="normal"/>
    </style:style>
    <style:style style:name="T2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302cm" svg:height="2.234cm" svg:x="6.038cm" svg:y="8.217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3.029cm" svg:height="0.429cm" svg:x="6.018cm" svg:y="7.746cm">
            <draw:text-box>
              <text:p text:style-name="P2"><text:span text:style-name="T1">InputStreamInitiator</text:span></text:p>
            </draw:text-box>
          </draw:frame>
          <draw:polyline draw:style-name="gr3" draw:text-style-name="P1" draw:layer="layout" svg:width="0.368cm" svg:height="0.827cm" svg:x="5.84cm" svg:y="7.67cm" svg:viewBox="0 0 369 828" draw:points="196,828 0,828 0,0 369,0">
            <text:p/>
          </draw:polyline>
          <draw:frame draw:style-name="gr4" draw:text-style-name="P4" draw:layer="layout" svg:width="1.413cm" svg:height="0.429cm" svg:x="6.01cm" svg:y="7.383cm">
            <draw:text-box>
              <text:p text:style-name="P2"><text:span text:style-name="T2">Initiator</text:span></text:p>
            </draw:text-box>
          </draw:frame>
          <draw:rect draw:style-name="gr5" draw:text-style-name="P1" draw:layer="layout" svg:width="0.251cm" svg:height="1.912cm" svg:x="5.92cm" svg:y="8.362cm">
            <text:p/>
          </draw:rect>
          <draw:custom-shape draw:style-name="gr6" draw:text-style-name="P1" draw:layer="layout" svg:width="1.351cm" svg:height="2.113cm" svg:x="6.895cm" svg:y="9.427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1" draw:layer="layout" svg:width="0.368cm" svg:height="0.827cm" svg:x="6.718cm" svg:y="8.81cm" svg:viewBox="0 0 369 828" draw:points="196,828 0,828 0,0 369,0">
            <text:p/>
          </draw:polyline>
          <draw:frame draw:style-name="gr4" draw:text-style-name="P4" draw:layer="layout" svg:width="4.134cm" svg:height="0.429cm" svg:x="6.912cm" svg:y="8.571cm">
            <draw:text-box>
              <text:p text:style-name="P2"><text:span text:style-name="T2">InputStreamConversionLogic</text:span></text:p>
            </draw:text-box>
          </draw:frame>
          <draw:rect draw:style-name="gr5" draw:text-style-name="P1" draw:layer="layout" svg:width="0.222cm" svg:height="1.912cm" svg:x="6.789cm" svg:y="9.464cm">
            <text:p/>
          </draw:rect>
          <draw:g>
            <draw:path draw:style-name="gr7" draw:text-style-name="P1" draw:layer="layout" svg:width="1.582cm" svg:height="1.533cm" svg:x="6.445cm" svg:y="8.571cm" svg:viewBox="0 0 1583 1534" svg:d="M16 615c-15-206 181-614 733-614 592-19 838 467 834 692-15 572-258 819-794 841-476 6-770-199-789-668">
              <text:p/>
            </draw:path>
          </draw:g>
          <draw:frame draw:style-name="gr8" draw:text-style-name="P4" draw:layer="layout" svg:width="2.408cm" svg:height="0.46cm" svg:x="6.851cm" svg:y="8.098cm">
            <draw:text-box>
              <text:p text:style-name="P2"><text:span text:style-name="T2">ConversionLogic</text:span></text:p>
            </draw:text-box>
          </draw:frame>
          <draw:frame draw:style-name="gr2" draw:text-style-name="P3" draw:layer="layout" svg:width="3.02cm" svg:height="0.429cm" svg:x="6.926cm" svg:y="8.984cm">
            <draw:text-box>
              <text:p text:style-name="P2"><text:span text:style-name="T1">StringEventProducer</text:span></text:p>
            </draw:text-box>
          </draw:frame>
        </draw:g>
        <draw:g>
          <draw:custom-shape draw:style-name="gr9" draw:text-style-name="P1" draw:layer="layout" svg:width="4.444cm" svg:height="1.701cm" svg:x="10.281cm" svg:y="8.70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3" draw:layer="layout" svg:width="3.473cm" svg:height="0.429cm" svg:x="10.56cm" svg:y="9.356cm">
            <draw:text-box>
              <text:p text:style-name="P2"><text:span text:style-name="T1">Blocking Queue&lt;Event&gt;</text:span></text:p>
            </draw:text-box>
          </draw:frame>
        </draw:g>
        <draw:g>
          <draw:custom-shape draw:style-name="gr10" draw:text-style-name="P1" draw:layer="layout" svg:width="3.172cm" svg:height="1.701cm" svg:x="2.476cm" svg:y="8.30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3" draw:layer="layout" svg:width="2.525cm" svg:height="0.429cm" svg:x="2.681cm" svg:y="8.929cm">
            <draw:text-box>
              <text:p text:style-name="P2"><text:span text:style-name="T1">Input Stream</text:span></text:p>
            </draw:text-box>
          </draw:frame>
        </draw:g>
        <draw:g>
          <draw:custom-shape draw:style-name="gr1" draw:text-style-name="P1" draw:layer="layout" svg:width="2.302cm" svg:height="2.234cm" svg:x="15.117cm" svg:y="8.545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2.254cm" svg:height="0.429cm" svg:x="15.113cm" svg:y="8.068cm">
            <draw:text-box>
              <text:p text:style-name="P5"><text:span text:style-name="T3">EventProcessor</text:span></text:p>
            </draw:text-box>
          </draw:frame>
          <draw:custom-shape draw:style-name="gr6" draw:text-style-name="P1" draw:layer="layout" svg:width="1.351cm" svg:height="2.113cm" svg:x="15.824cm" svg:y="9.739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1" draw:layer="layout" svg:width="0.368cm" svg:height="0.827cm" svg:x="15.648cm" svg:y="9.164cm" svg:viewBox="0 0 369 828" draw:points="196,828 0,828 0,0 369,0">
            <text:p/>
          </draw:polyline>
          <draw:frame draw:style-name="gr4" draw:text-style-name="P4" draw:layer="layout" svg:width="2.258cm" svg:height="0.429cm" svg:x="15.842cm" svg:y="8.925cm">
            <draw:text-box>
              <text:p text:style-name="P2"><text:span text:style-name="T2">ProcessingLogic</text:span></text:p>
            </draw:text-box>
          </draw:frame>
          <draw:rect draw:style-name="gr5" draw:text-style-name="P1" draw:layer="layout" svg:width="0.222cm" svg:height="1.912cm" svg:x="15.719cm" svg:y="9.818cm">
            <text:p/>
          </draw:rect>
          <draw:path draw:style-name="gr7" draw:text-style-name="P1" draw:layer="layout" svg:width="1.582cm" svg:height="1.533cm" svg:x="15.524cm" svg:y="8.883cm" svg:viewBox="0 0 1583 1534" svg:d="M16 615c-15-206 181-614 733-614 592-19 838 467 834 692-15 572-258 819-794 841-476 6-770-199-789-668">
            <text:p/>
          </draw:path>
          <draw:frame draw:style-name="gr4" draw:text-style-name="P6" draw:layer="layout" svg:width="3.156cm" svg:height="0.429cm" svg:x="15.856cm" svg:y="9.327cm">
            <draw:text-box>
              <text:p text:style-name="P5"><text:span text:style-name="T3">HttpdLogParsingLogic</text:span></text:p>
            </draw:text-box>
          </draw:frame>
        </draw:g>
        <draw:g>
          <draw:custom-shape draw:style-name="gr1" draw:text-style-name="P1" draw:layer="layout" svg:width="2.302cm" svg:height="2.234cm" svg:x="24.023cm" svg:y="8.521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3.761cm" svg:height="0.429cm" svg:x="24.003cm" svg:y="7.989cm">
            <draw:text-box>
              <text:p text:style-name="P2"><text:span text:style-name="T1">OutputStreamTerminator</text:span></text:p>
            </draw:text-box>
          </draw:frame>
          <draw:polyline draw:style-name="gr3" draw:text-style-name="P1" draw:layer="layout" svg:width="0.368cm" svg:height="0.882cm" svg:x="23.825cm" svg:y="7.919cm" svg:viewBox="0 0 369 883" draw:points="196,883 0,883 0,0 369,0">
            <text:p/>
          </draw:polyline>
          <draw:frame draw:style-name="gr4" draw:text-style-name="P4" draw:layer="layout" svg:width="1.619cm" svg:height="0.429cm" svg:x="23.978cm" svg:y="7.673cm">
            <draw:text-box>
              <text:p text:style-name="P2"><text:span text:style-name="T2">Terminator</text:span></text:p>
            </draw:text-box>
          </draw:frame>
          <draw:rect draw:style-name="gr5" draw:text-style-name="P1" draw:layer="layout" svg:width="0.251cm" svg:height="1.912cm" svg:x="23.905cm" svg:y="8.666cm">
            <text:p/>
          </draw:rect>
          <draw:custom-shape draw:style-name="gr6" draw:text-style-name="P1" draw:layer="layout" svg:width="1.351cm" svg:height="2.113cm" svg:x="24.753cm" svg:y="9.463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1" draw:layer="layout" svg:width="0.368cm" svg:height="0.827cm" svg:x="24.577cm" svg:y="8.888cm" svg:viewBox="0 0 369 828" draw:points="196,828 0,828 0,0 369,0">
            <text:p/>
          </draw:polyline>
          <draw:frame draw:style-name="gr4" draw:text-style-name="P4" draw:layer="layout" svg:width="4.544cm" svg:height="0.429cm" svg:x="24.729cm" svg:y="8.855cm">
            <draw:text-box>
              <text:p text:style-name="P2"><text:span text:style-name="T2">OutputStreamTerminationLogic</text:span></text:p>
            </draw:text-box>
          </draw:frame>
          <draw:rect draw:style-name="gr5" draw:text-style-name="P1" draw:layer="layout" svg:width="0.222cm" svg:height="1.912cm" svg:x="24.648cm" svg:y="9.542cm">
            <text:p/>
          </draw:rect>
          <draw:g>
            <draw:path draw:style-name="gr7" draw:text-style-name="P1" draw:layer="layout" svg:width="1.582cm" svg:height="1.533cm" svg:x="24.43cm" svg:y="8.875cm" svg:viewBox="0 0 1583 1534" svg:d="M16 615c-15-206 181-614 733-614 592-19 838 467 834 692-15 572-258 819-794 841-476 6-770-199-789-668">
              <text:p/>
            </draw:path>
          </draw:g>
          <draw:frame draw:style-name="gr8" draw:text-style-name="P4" draw:layer="layout" svg:width="2.408cm" svg:height="0.46cm" svg:x="24.737cm" svg:y="8.47cm">
            <draw:text-box>
              <text:p text:style-name="P2"><text:span text:style-name="T2">ConversionLogic</text:span></text:p>
            </draw:text-box>
          </draw:frame>
        </draw:g>
        <draw:g>
          <draw:custom-shape draw:style-name="gr10" draw:text-style-name="P1" draw:layer="layout" svg:width="3.172cm" svg:height="1.701cm" svg:x="28.092cm" svg:y="8.9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3" draw:layer="layout" svg:width="2.525cm" svg:height="0.429cm" svg:x="28.297cm" svg:y="9.552cm">
            <draw:text-box>
              <text:p text:style-name="P2"><text:span text:style-name="T1">Output Stream</text:span></text:p>
            </draw:text-box>
          </draw:frame>
        </draw:g>
        <draw:g>
          <draw:custom-shape draw:style-name="gr9" draw:text-style-name="P1" draw:layer="layout" svg:width="4.444cm" svg:height="1.701cm" svg:x="19.176cm" svg:y="8.63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3" draw:layer="layout" svg:width="3.473cm" svg:height="0.429cm" svg:x="19.455cm" svg:y="9.284cm">
            <draw:text-box>
              <text:p text:style-name="P2"><text:span text:style-name="T1">Blocking Queue&lt;Event&gt;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6-01-24T01:11:30</meta:creation-date>
    <meta:generator>OpenOffice/4.1.1$Unix OpenOffice.org_project/411m6$Build-9775</meta:generator>
    <dc:date>2016-01-24T02:35:35</dc:date>
    <dc:creator>Ovidiu Feodorov</dc:creator>
    <meta:editing-duration>PT1H24M6S</meta:editing-duration>
    <meta:editing-cycles>3</meta:editing-cycles>
    <meta:document-statistic meta:object-count="48"/>
  </office:meta>
</office:document-meta>
</file>